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6_07-55-42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6_09-52-12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6_10-47-52_000.jpg</text:p>
          </table:table-cell>
          <table:table-cell table:style-name="ce16" office:value-type="string">
            <text:p>:m 1*1 RES / 245 / 『不活性結合・不活性分子の活性化』「二酸化炭素固定化の新展開」　鷹野絢、岩澤伸治 / p.153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1*1 RES / 245 / 『不活性結合・不活性分子の活性化』「二酸化炭素固定化の新展開」　鷹野絢、岩澤伸治 / p.153">
            <text:p>:m 1*1 RES / 245 / 『不活性結合・不活性分子の活性化』「二酸化炭素固定化の新展開」　鷹野絢、岩澤伸治 / p.15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6_11-19-41_000.jpg</text:p>
          </table:table-cell>
          <table:table-cell table:style-name="ce16" office:value-type="string">
            <text:p>:m 食べた物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6_15-33-42_000.jpg</text:p>
          </table:table-cell>
          <table:table-cell table:style-name="ce16" office:value-type="string">
            <text:p>:m 1-2*2 RES / 245 / 『不活性結合・不活性分子の活性化』「二酸化炭素固定化の新展開」　鷹野絢、岩澤伸治 / p.153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1-2*2 RES / 245 / 『不活性結合・不活性分子の活性化』「二酸化炭素固定化の新展開」　鷹野絢、岩澤伸治 / p.153">
            <text:p>:m 1-2*2 RES / 245 / 『不活性結合・不活性分子の活性化』「二酸化炭素固定化の新展開」　鷹野絢、岩澤伸治 / p.15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6_18-00-21_000.jpg</text:p>
          </table:table-cell>
          <table:table-cell table:style-name="ce15" office:value-type="string">
            <text:p>:m music / log / kb / || s.1:f-18,score+,R=1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music / log / kb / || s.1:f-18,score+,R=1">
            <text:p>:m music / log / kb / || s.1:f-18,score+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6_19-16-15_000.jpg</text:p>
          </table:table-cell>
          <table:table-cell table:style-name="ce17" office:value-type="string">
            <text:p>:m music / log / gt / || s.1:f-19.n,tu=DG,score+,i.f.=0414-R.1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music / log / gt / || s.1:f-19.n,tu=DG,score+,i.f.=0414-R.1,R=1">
            <text:p>:m music / log / gt / || s.1:f-19.n,tu=DG,score+,i.f.=0414-R.1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6_20-53-14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7_00-59-24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17_01-04-35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17_06-04-28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6_17-55-14_000.mp4</text:p>
          </table:table-cell>
          <table:table-cell table:style-name="ce6" office:value-type="string">
            <text:p>:VIDEO / @自宅 / メモ / kb,keyboard / 演奏、play / k-2020-0416-1 / f-18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メモ / kb,keyboard / 演奏、play / k-2020-0416-1 / f-18">
            <text:p>:VIDEO / @自宅 / メモ / kb,keyboard / 演奏、play / k-2020-0416-1 / f-18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6_18-24-50_000.mp4</text:p>
          </table:table-cell>
          <table:table-cell table:style-name="ce6" office:value-type="string">
            <text:p>:VIDEO / @自室 / 記録 / jap.flute / 演奏、play / f-2020-0416-1 / -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室 / 記録 / jap.flute / 演奏、play / f-2020-0416-1 / -">
            <text:p>:VIDEO / @自室 / 記録 / jap.flute / 演奏、play / f-2020-0416-1 / -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6_19-07-08_000.mp4</text:p>
          </table:table-cell>
          <table:table-cell table:style-name="ce6" office:value-type="string">
            <text:p>:VIDEO / @自宅 / メモ / guitar,gt / 演奏、play / g-2020-0416-1 / f-19.n,tu=DG,score+,i.f.=0414-R.1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guitar,gt / 演奏、play / g-2020-0416-1 / f-19.n,tu=DG,score+,i.f.=0414-R.1,R=1">
            <text:p>:VIDEO / @自宅 / メモ / guitar,gt / 演奏、play / g-2020-0416-1 / f-19.n,tu=DG,score+,i.f.=0414-R.1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2020/04/17</text:date>, <text:time>08:43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7T08:43:58.42</dc:date>
    <dc:creator>iwabuchi ken</dc:creator>
    <meta:editing-duration>P19DT15H59M33S</meta:editing-duration>
    <meta:editing-cycles>7733</meta:editing-cycles>
    <meta:document-statistic meta:table-count="1" meta:cell-count="747" meta:object-count="0"/>
  </office:meta>
</office:document-meta>
</file>